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="Symmetric_20_Arrow" draw:marker-end-width="0.379cm" draw:fill="solid" draw:fill-color="#cccccc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Dot" svg:stroke-width="0.053cm" svg:stroke-color="#333333" draw:marker-start-width="0.279cm" draw:marker-end-width="0.279cm" draw:fill="solid" draw:fill-color="#cccccc" fo:min-height="0.47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333333" draw:fill-color="#000000" draw:textarea-horizontal-align="justify" draw:textarea-vertical-align="middle" draw:auto-grow-height="false" fo:min-height="0.264cm" fo:min-width="0.32cm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333333" draw:fill-color="#000000" draw:textarea-horizontal-align="justify" draw:textarea-vertical-align="bottom" draw:auto-grow-height="false" fo:min-height="0.536cm" fo:min-width="1.485cm"/>
      <style:paragraph-properties style:writing-mode="lr-tb"/>
    </style:style>
    <style:style style:name="gr10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ffff" fo:min-height="0.434cm"/>
      <style:paragraph-properties style:writing-mode="lr-tb"/>
    </style:style>
    <style:style style:name="gr12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ffffff" fo:min-height="0.433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475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1.297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draw:stroke="dash" draw:stroke-dash="Long_20_Dash_20_Dot" svg:stroke-width="0.053cm" svg:stroke-color="#333333" draw:marker-start-width="0.279cm" draw:marker-end="" draw:marker-end-width="0.379cm" draw:fill="solid" draw:fill-color="#cccccc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dash" draw:stroke-dash="Long_20_Dash_20_Dot" svg:stroke-width="0.053cm" svg:stroke-color="#bf0041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Long_20_Dash_20_Dot" svg:stroke-width="0.053cm" svg:stroke-color="#bf0041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solid" draw:stroke-dash="Dot" svg:stroke-width="0.053cm" svg:stroke-color="#333333" draw:marker-start-width="0.279cm" draw:marker-end-width="0.279cm" draw:fill="solid" draw:fill-color="#cccccc" fo:min-height="0.865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000000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448cm" svg:y1="35.2cm" svg:x2="1.236cm" svg:y2="34.026cm" draw:start-shape="id1" draw:start-glue-point="5" draw:end-shape="id2" draw:end-glue-point="2" svg:d="M2448 35200h-1212v-1174" svg:viewBox="0 0 1213 1175">
          <text:p/>
        </draw:connector>
        <draw:connector draw:style-name="gr1" draw:text-style-name="P1" draw:layer="layout" svg:x1="2.448cm" svg:y1="32.21cm" svg:x2="1.236cm" svg:y2="33.249cm" draw:start-shape="id3" draw:start-glue-point="5" draw:end-shape="id2" draw:end-glue-point="0" svg:d="M2448 32210h-1212v1039" svg:viewBox="0 0 1213 1040">
          <text:p/>
        </draw:connector>
        <draw:connector draw:style-name="gr2" draw:text-style-name="P1" draw:layer="layout" draw:line-skew="-0.371cm" svg:x1="4.448cm" svg:y1="30.629cm" svg:x2="4.433cm" svg:y2="31.424cm" draw:start-shape="id4" draw:start-glue-point="2" draw:end-shape="id3" draw:end-glue-point="4" svg:d="M4448 30629v40h-15v755" svg:viewBox="0 0 16 796">
          <text:p/>
        </draw:connector>
        <draw:connector draw:style-name="gr3" draw:text-style-name="P2" draw:layer="layout" draw:line-skew="1.466cm" svg:x1="9.38cm" svg:y1="30.05cm" svg:x2="6.448cm" svg:y2="30.045cm" draw:start-shape="id5" draw:start-glue-point="3" draw:end-shape="id4" draw:end-glue-point="1" svg:d="M9380 30050v-5h-2932" svg:viewBox="0 0 2933 6">
          <text:p/>
        </draw:connector>
        <draw:connector draw:style-name="gr1" draw:text-style-name="P1" draw:layer="layout" draw:line-skew="-1.078cm" svg:x1="4.433cm" svg:y1="27.492cm" svg:x2="4.448cm" svg:y2="29.462cm" draw:start-shape="id6" draw:start-glue-point="6" draw:end-shape="id4" draw:end-glue-point="0" svg:d="M4433 27492v-105h15v2075" svg:viewBox="0 0 16 2076">
          <text:p/>
        </draw:connector>
        <draw:connector draw:style-name="gr1" draw:text-style-name="P1" draw:layer="layout" svg:x1="6.417cm" svg:y1="26.706cm" svg:x2="9.38cm" svg:y2="26.716cm" draw:start-shape="id6" draw:start-glue-point="7" draw:end-shape="id7" draw:end-glue-point="3" svg:d="M6417 26706h1469v10h1494" svg:viewBox="0 0 2964 11">
          <text:p/>
        </draw:connector>
        <draw:connector draw:style-name="gr2" draw:text-style-name="P1" draw:layer="layout" draw:line-skew="-0.455cm" svg:x1="4.448cm" svg:y1="25.08cm" svg:x2="4.433cm" svg:y2="25.92cm" draw:start-shape="id8" draw:start-glue-point="2" draw:end-shape="id6" draw:end-glue-point="4" svg:d="M4448 25080v-22h-15v862" svg:viewBox="0 0 16 863">
          <text:p/>
        </draw:connector>
        <draw:connector draw:style-name="gr1" draw:text-style-name="P1" draw:layer="layout" draw:line-skew="-0.85cm" svg:x1="11.38cm" svg:y1="18.757cm" svg:x2="11.353cm" svg:y2="20.412cm" draw:start-shape="id9" draw:start-glue-point="2" draw:end-shape="id10" draw:end-glue-point="0" svg:d="M11380 18757v-22h-27v1677" svg:viewBox="0 0 28 1678">
          <text:p/>
        </draw:connector>
        <draw:connector draw:style-name="gr1" draw:text-style-name="P1" draw:layer="layout" draw:line-skew="-0.755cm" svg:x1="6.417cm" svg:y1="17.922cm" svg:x2="9.38cm" svg:y2="17.957cm" draw:start-shape="id11" draw:start-glue-point="7" draw:end-shape="id9" draw:end-glue-point="3" svg:d="M6417 17922h714v35h2249" svg:viewBox="0 0 2964 36">
          <text:p/>
        </draw:connector>
        <draw:connector draw:style-name="gr1" draw:text-style-name="P1" draw:layer="layout" draw:line-skew="-0.971cm" svg:x1="4.433cm" svg:y1="18.708cm" svg:x2="4.448cm" svg:y2="20.411cm" draw:start-shape="id11" draw:start-glue-point="6" draw:end-shape="id12" draw:end-glue-point="0" svg:d="M4433 18708v-132h15v1835" svg:viewBox="0 0 16 1836">
          <text:p/>
        </draw:connector>
        <draw:connector draw:style-name="gr2" draw:text-style-name="P1" draw:layer="layout" draw:line-skew="-0.397cm" svg:x1="4.448cm" svg:y1="16.392cm" svg:x2="4.433cm" svg:y2="17.136cm" draw:start-shape="id13" draw:start-glue-point="2" draw:end-shape="id11" draw:end-glue-point="4" svg:d="M4448 16392v-12h-15v756" svg:viewBox="0 0 16 757">
          <text:p/>
        </draw:connector>
        <draw:frame draw:style-name="gr4" draw:text-style-name="P4" xml:id="id14" draw:id="id14" draw:layer="layout" svg:width="4cm" svg:height="0.777cm" svg:x="0cm" svg:y="2.683cm">
          <draw:text-box>
            <text:p text:style-name="P3"><text:span text:style-name="T1">List raster files</text:span></text:p>
          </draw:text-box>
        </draw:frame>
        <draw:connector draw:style-name="gr1" draw:text-style-name="P1" draw:layer="layout" draw:line-skew="-0.654cm" svg:x1="4cm" svg:y1="3.071cm" svg:x2="7.865cm" svg:y2="3.056cm" draw:start-shape="id14" draw:start-glue-point="1" draw:end-shape="id15" draw:end-glue-point="3" svg:d="M4000 3071h1279v-15h2586" svg:viewBox="0 0 3866 16">
          <text:p/>
        </draw:connector>
        <draw:frame draw:style-name="gr5" draw:text-style-name="P4" xml:id="id31" draw:id="id31" draw:layer="layout" svg:width="4cm" svg:height="1.167cm" svg:x="12.259cm" svg:y="0.162cm">
          <draw:text-box>
            <text:p text:style-name="P3"><text:span text:style-name="T1">Load municipalities</text:span></text:p>
            <text:p text:style-name="P3"><text:span text:style-name="T1">polygons</text:span></text:p>
          </draw:text-box>
        </draw:frame>
        <draw:frame draw:style-name="gr6" draw:text-style-name="P4" xml:id="id15" draw:id="id15" draw:layer="layout" svg:width="4cm" svg:height="1.599cm" svg:x="7.865cm" svg:y="2.257cm">
          <draw:text-box>
            <text:p text:style-name="P3"><text:span text:style-name="T1">Extract mask values to table</text:span></text:p>
            <text:p text:style-name="P3"><text:span text:style-name="T1">(unique cell ID)</text:span></text:p>
          </draw:text-box>
        </draw:frame>
        <draw:frame draw:style-name="gr5" draw:text-style-name="P4" xml:id="id18" draw:id="id18" draw:layer="layout" svg:width="4cm" svg:height="1.167cm" svg:x="2.523cm" svg:y="0.162cm">
          <draw:text-box>
            <text:p text:style-name="P3"><text:span text:style-name="T1">Create empty table</text:span></text:p>
            <text:p text:style-name="P3"><text:span text:style-name="T1">to store metadata</text:span></text:p>
          </draw:text-box>
        </draw:frame>
        <draw:frame draw:style-name="gr5" draw:text-style-name="P4" xml:id="id16" draw:id="id16" draw:layer="layout" svg:width="4cm" svg:height="1.167cm" svg:x="0cm" svg:y="5.239cm">
          <draw:text-box>
            <text:p text:style-name="P3"><text:span text:style-name="T1">Load one raster tile as a stack</text:span></text:p>
          </draw:text-box>
        </draw:frame>
        <draw:custom-shape draw:style-name="gr7" draw:text-style-name="P6" draw:layer="layout" svg:width="1.64cm" svg:height="1.027cm" svg:x="4.922cm" svg:y="2.564cm">
          <text:p text:style-name="P5"><text:span text:style-name="T1">wal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cm" svg:y1="3.46cm" svg:x2="2cm" svg:y2="5.239cm" draw:start-shape="id14" draw:start-glue-point="2" draw:end-shape="id16" draw:end-glue-point="0" svg:d="M2000 3460v1779" svg:viewBox="0 0 1 1780">
          <text:p/>
        </draw:connector>
        <draw:custom-shape draw:style-name="gr7" draw:text-style-name="P6" xml:id="id24" draw:id="id24" draw:layer="layout" svg:width="1.64cm" svg:height="1.027cm" svg:x="1.193cm" svg:y="3.702cm">
          <text:p text:style-name="P5"><text:span text:style-name="T1">wal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xml:id="id17" draw:id="id17" draw:layer="layout" svg:width="4cm" svg:height="1.167cm" svg:x="5.291cm" svg:y="5.24cm">
          <draw:text-box>
            <text:p text:style-name="P3"><text:span text:style-name="T1">Add raster info to metadata table</text:span></text:p>
          </draw:text-box>
        </draw:frame>
        <draw:connector draw:style-name="gr1" draw:text-style-name="P1" draw:layer="layout" draw:line-skew="-0.646cm" svg:x1="4cm" svg:y1="5.822cm" svg:x2="5.291cm" svg:y2="5.823cm" draw:start-shape="id16" draw:start-glue-point="1" draw:end-shape="id17" draw:end-glue-point="3" svg:d="M4000 5822v1h1291" svg:viewBox="0 0 1292 2">
          <text:p/>
        </draw:connector>
        <draw:connector draw:style-name="gr8" draw:text-style-name="P1" draw:layer="layout" draw:line-skew="1.481cm" svg:x1="4.523cm" svg:y1="1.329cm" svg:x2="7.291cm" svg:y2="5.24cm" draw:start-shape="id18" draw:start-glue-point="2" draw:end-shape="id17" draw:end-glue-point="0" svg:d="M4523 1329v3437h2768v474" svg:viewBox="0 0 2769 3912">
          <text:p/>
        </draw:connector>
        <draw:frame draw:style-name="gr5" draw:text-style-name="P4" xml:id="id19" draw:id="id19" draw:layer="layout" svg:width="4cm" svg:height="1.167cm" svg:x="0cm" svg:y="7.47cm">
          <draw:text-box>
            <text:p text:style-name="P3"><text:span text:style-name="T1">Extract lulc values to table</text:span></text:p>
          </draw:text-box>
        </draw:frame>
        <draw:connector draw:style-name="gr1" draw:text-style-name="P1" draw:layer="layout" svg:x1="2cm" svg:y1="6.406cm" svg:x2="2cm" svg:y2="7.47cm" draw:start-shape="id16" draw:start-glue-point="2" draw:end-shape="id19" draw:end-glue-point="0" svg:d="M2000 6406v1064" svg:viewBox="0 0 1 1065">
          <text:p/>
        </draw:connector>
        <draw:frame draw:style-name="gr5" draw:text-style-name="P4" xml:id="id20" draw:id="id20" draw:layer="layout" svg:width="4cm" svg:height="1.167cm" svg:x="0cm" svg:y="9.667cm">
          <draw:text-box>
            <text:p text:style-name="P3"><text:span text:style-name="T1">Add cell ID from mask table</text:span></text:p>
          </draw:text-box>
        </draw:frame>
        <draw:connector draw:style-name="gr8" draw:text-style-name="P1" draw:layer="layout" svg:x1="9.865cm" svg:y1="3.856cm" svg:x2="4cm" svg:y2="10.25cm" draw:start-shape="id15" draw:start-glue-point="2" draw:end-shape="id20" draw:end-glue-point="1" svg:d="M9865 3856v6394h-5865" svg:viewBox="0 0 5866 6395">
          <text:p/>
        </draw:connector>
        <draw:connector draw:style-name="gr1" draw:text-style-name="P1" draw:layer="layout" svg:x1="2cm" svg:y1="8.637cm" svg:x2="2cm" svg:y2="9.667cm" draw:start-shape="id19" draw:start-glue-point="2" draw:end-shape="id20" draw:end-glue-point="0" svg:d="M2000 8637v1030" svg:viewBox="0 0 1 1031">
          <text:p/>
        </draw:connector>
        <draw:frame draw:style-name="gr6" draw:text-style-name="P4" xml:id="id21" draw:id="id21" draw:layer="layout" svg:width="4cm" svg:height="1.599cm" svg:x="2.448cm" svg:y="12.657cm">
          <draw:text-box>
            <text:p text:style-name="P3"><text:span text:style-name="T1">Get first year of anthropic cover (FAY)</text:span></text:p>
          </draw:text-box>
        </draw:frame>
        <draw:connector draw:style-name="gr1" draw:text-style-name="P1" draw:layer="layout" svg:x1="2cm" svg:y1="10.834cm" svg:x2="4.448cm" svg:y2="12.657cm" draw:start-shape="id20" draw:start-glue-point="2" draw:end-shape="id21" draw:end-glue-point="0" svg:d="M2000 10834v912h2448v911" svg:viewBox="0 0 2449 1824">
          <text:p/>
        </draw:connector>
        <draw:custom-shape draw:style-name="gr7" draw:text-style-name="P6" xml:id="id28" draw:id="id28" draw:layer="layout" svg:width="1.64cm" svg:height="1.027cm" svg:x="1.167cm" svg:y="11.216cm">
          <text:p text:style-name="P5"><text:span text:style-name="T1">repe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xml:id="id13" draw:id="id13" draw:layer="layout" svg:width="4cm" svg:height="1.167cm" svg:x="2.448cm" svg:y="15.225cm">
          <draw:text-box>
            <text:p text:style-name="P3"><text:span text:style-name="T1">Filter years of forest after FAY</text:span></text:p>
          </draw:text-box>
        </draw:frame>
        <draw:connector draw:style-name="gr1" draw:text-style-name="P1" draw:layer="layout" svg:x1="4.448cm" svg:y1="14.256cm" svg:x2="4.448cm" svg:y2="15.225cm" draw:start-shape="id21" draw:start-glue-point="2" draw:end-shape="id13" draw:end-glue-point="0" svg:d="M4448 14256v969" svg:viewBox="0 0 1 970">
          <text:p/>
        </draw:connector>
        <draw:custom-shape draw:style-name="gr9" draw:text-style-name="P6" xml:id="id11" draw:id="id11" draw:layer="layout" svg:width="3.969cm" svg:height="1.572cm" svg:x="2.448cm" svg:y="17.136cm">
          <text:p text:style-name="P5"><text:span text:style-name="T1">if</text:span></text:p>
          <text:p text:style-name="P5"><text:span text:style-name="T2">nrow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xml:id="id12" draw:id="id12" draw:layer="layout" svg:width="4cm" svg:height="1.599cm" svg:x="2.448cm" svg:y="20.411cm">
          <draw:text-box>
            <text:p text:style-name="P7"><text:span text:style-name="T1">All rows are classified as “before”</text:span></text:p>
          </draw:text-box>
        </draw:frame>
        <draw:frame draw:style-name="gr11" draw:text-style-name="P9" draw:layer="layout" svg:width="1.753cm" svg:height="0.684cm" svg:x="3.553cm" svg:y="19.052cm">
          <draw:text-box>
            <text:p><text:span text:style-name="T1">FALSE</text:span></text:p>
          </draw:text-box>
        </draw:frame>
        <draw:frame draw:style-name="gr12" draw:text-style-name="P8" xml:id="id9" draw:id="id9" draw:layer="layout" svg:width="4cm" svg:height="1.599cm" svg:x="9.38cm" svg:y="17.158cm">
          <draw:text-box>
            <text:p text:style-name="P7"><text:span text:style-name="T1">Get first forest years after FAY</text:span></text:p>
            <text:p text:style-name="P7"><text:span text:style-name="T1">(FFY)</text:span></text:p>
          </draw:text-box>
        </draw:frame>
        <draw:frame draw:style-name="gr13" draw:text-style-name="P10" draw:layer="layout" svg:width="1.62cm" svg:height="0.683cm" svg:x="6.94cm" svg:y="17.649cm">
          <draw:text-box>
            <text:p text:style-name="P3"><text:span text:style-name="T1">TRUE</text:span></text:p>
          </draw:text-box>
        </draw:frame>
        <draw:frame draw:style-name="gr14" draw:text-style-name="P8" xml:id="id10" draw:id="id10" draw:layer="layout" svg:width="4cm" svg:height="1.599cm" svg:x="9.353cm" svg:y="20.412cm">
          <draw:text-box>
            <text:p text:style-name="P7"><text:span text:style-name="T1">Classify rows as “before” or ”after” FFY</text:span></text:p>
          </draw:text-box>
        </draw:frame>
        <draw:frame draw:style-name="gr15" draw:text-style-name="P8" xml:id="id8" draw:id="id8" draw:layer="layout" svg:width="4cm" svg:height="1.599cm" svg:x="2.448cm" svg:y="23.481cm">
          <draw:text-box>
            <text:p text:style-name="P7"><text:span text:style-name="T1">Filter rows classified as “before”</text:span></text:p>
          </draw:text-box>
        </draw:frame>
        <draw:connector draw:style-name="gr3" draw:text-style-name="P2" draw:layer="layout" svg:x1="4.448cm" svg:y1="22.01cm" svg:x2="4.448cm" svg:y2="23.481cm" draw:start-shape="id12" draw:start-glue-point="2" draw:end-shape="id8" draw:end-glue-point="0" svg:d="M4448 22010v1471" svg:viewBox="0 0 1 1472">
          <text:p/>
        </draw:connector>
        <draw:connector draw:style-name="gr1" draw:text-style-name="P1" draw:layer="layout" draw:line-skew="-0.273cm" svg:x1="11.353cm" svg:y1="22.011cm" svg:x2="4.448cm" svg:y2="23.468cm" draw:start-shape="id10" draw:start-glue-point="2" svg:d="M11353 22011v719h-6905v738" svg:viewBox="0 0 6906 1458">
          <text:p/>
        </draw:connector>
        <draw:custom-shape draw:style-name="gr9" draw:text-style-name="P6" xml:id="id6" draw:id="id6" draw:layer="layout" svg:width="3.969cm" svg:height="1.572cm" svg:x="2.448cm" svg:y="25.92cm">
          <text:p text:style-name="P5"><text:span text:style-name="T1">if</text:span></text:p>
          <text:p text:style-name="P5"><text:span text:style-name="T2">nrow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9" draw:layer="layout" svg:width="1.753cm" svg:height="0.684cm" svg:x="3.553cm" svg:y="28.022cm">
          <draw:text-box>
            <text:p><text:span text:style-name="T1">FALSE</text:span></text:p>
          </draw:text-box>
        </draw:frame>
        <draw:frame draw:style-name="gr13" draw:text-style-name="P10" draw:layer="layout" svg:width="1.62cm" svg:height="0.683cm" svg:x="6.94cm" svg:y="26.433cm">
          <draw:text-box>
            <text:p text:style-name="P3"><text:span text:style-name="T1">TRUE</text:span></text:p>
          </draw:text-box>
        </draw:frame>
        <draw:frame draw:style-name="gr16" draw:text-style-name="P8" xml:id="id7" draw:id="id7" draw:layer="layout" svg:width="4cm" svg:height="1.599cm" svg:x="9.38cm" svg:y="25.917cm">
          <draw:text-box>
            <text:p text:style-name="P7"><text:span text:style-name="T1">Classify cells as forest or agriculture cover</text:span></text:p>
          </draw:text-box>
        </draw:frame>
        <draw:frame draw:style-name="gr17" draw:text-style-name="P8" xml:id="id5" draw:id="id5" draw:layer="layout" svg:width="4cm" svg:height="1.599cm" svg:x="9.38cm" svg:y="29.251cm">
          <draw:text-box>
            <text:p text:style-name="P7"><text:span text:style-name="T1">Get last forest year and first agriculture year</text:span></text:p>
          </draw:text-box>
        </draw:frame>
        <draw:connector draw:style-name="gr1" draw:text-style-name="P1" draw:layer="layout" svg:x1="11.38cm" svg:y1="27.516cm" svg:x2="11.38cm" svg:y2="29.251cm" draw:start-shape="id7" draw:start-glue-point="2" draw:end-shape="id5" draw:end-glue-point="0" svg:d="M11380 27516v1735" svg:viewBox="0 0 1 1736">
          <text:p/>
        </draw:connector>
        <draw:frame draw:style-name="gr18" draw:text-style-name="P8" xml:id="id22" draw:id="id22" draw:layer="layout" svg:width="4cm" svg:height="1.599cm" svg:x="9.38cm" svg:y="32.507cm">
          <draw:text-box>
            <text:p text:style-name="P7"><text:span text:style-name="T1">Calculate the difference between both years</text:span></text:p>
          </draw:text-box>
        </draw:frame>
        <draw:connector draw:style-name="gr1" draw:text-style-name="P1" draw:layer="layout" svg:x1="11.38cm" svg:y1="30.85cm" svg:x2="11.38cm" svg:y2="32.507cm" draw:start-shape="id5" draw:start-glue-point="2" draw:end-shape="id22" draw:end-glue-point="0" svg:d="M11380 30850v1657" svg:viewBox="0 0 1 1658">
          <text:p/>
        </draw:connector>
        <draw:frame draw:style-name="gr19" draw:text-style-name="P8" xml:id="id23" draw:id="id23" draw:layer="layout" svg:width="4cm" svg:height="1.599cm" svg:x="9.38cm" svg:y="35.815cm">
          <draw:text-box>
            <text:p text:style-name="P7"><text:span text:style-name="T1">Get classes within and 5 years after transition</text:span></text:p>
          </draw:text-box>
        </draw:frame>
        <draw:connector draw:style-name="gr3" draw:text-style-name="P2" draw:layer="layout" svg:x1="11.38cm" svg:y1="34.106cm" svg:x2="11.38cm" svg:y2="35.815cm" draw:start-shape="id22" draw:start-glue-point="2" draw:end-shape="id23" draw:end-glue-point="0" svg:d="M11380 34106v1709" svg:viewBox="0 0 1 1710">
          <text:p/>
        </draw:connector>
        <draw:frame draw:style-name="gr6" draw:text-style-name="P4" xml:id="id25" draw:id="id25" draw:layer="layout" svg:width="4cm" svg:height="1.599cm" svg:x="11.457cm" svg:y="5.24cm">
          <draw:text-box>
            <text:p text:style-name="P7"><text:span text:style-name="T1">Create empty table to store lulc time series</text:span></text:p>
          </draw:text-box>
        </draw:frame>
        <draw:connector draw:style-name="gr1" draw:text-style-name="P1" draw:layer="layout" svg:x1="2.833cm" svg:y1="4.216cm" svg:x2="13.457cm" svg:y2="5.24cm" draw:start-shape="id24" draw:start-glue-point="7" draw:end-shape="id25" draw:end-glue-point="0" svg:d="M2833 4216h10624v1024" svg:viewBox="0 0 10625 1025">
          <text:p/>
        </draw:connector>
        <draw:frame draw:style-name="gr6" draw:text-style-name="P4" xml:id="id26" draw:id="id26" draw:layer="layout" svg:width="4cm" svg:height="1.599cm" svg:x="11.457cm" svg:y="7.781cm">
          <draw:text-box>
            <text:p text:style-name="P3"><text:span text:style-name="T1">Create empty table to store transition values</text:span></text:p>
          </draw:text-box>
        </draw:frame>
        <draw:connector draw:style-name="gr1" draw:text-style-name="P1" draw:layer="layout" draw:line-skew="3.424cm" svg:x1="2.833cm" svg:y1="4.216cm" svg:x2="11.457cm" svg:y2="8.58cm" draw:start-shape="id24" draw:start-glue-point="7" draw:end-shape="id26" draw:end-glue-point="3" svg:d="M2833 4216h7724v4364h900" svg:viewBox="0 0 8625 4365">
          <text:p/>
        </draw:connector>
        <draw:connector draw:style-name="gr8" draw:text-style-name="P1" draw:layer="layout" draw:line-skew="0.446cm" svg:x1="15.457cm" svg:y1="6.039cm" svg:x2="13.38cm" svg:y2="36.614cm" draw:start-shape="id25" draw:start-glue-point="1" draw:end-shape="id23" draw:end-glue-point="1" svg:d="M15457 6039h973v30575h-3050" svg:viewBox="0 0 3051 30576">
          <text:p/>
        </draw:connector>
        <draw:connector draw:style-name="gr8" draw:text-style-name="P1" draw:layer="layout" svg:x1="15.457cm" svg:y1="8.58cm" svg:x2="13.38cm" svg:y2="33.306cm" draw:start-shape="id26" draw:start-glue-point="1" draw:end-shape="id22" draw:end-glue-point="1" svg:d="M15457 8580h527v24726h-2604" svg:viewBox="0 0 2605 24727">
          <text:p/>
        </draw:connector>
        <draw:frame draw:style-name="gr20" draw:text-style-name="P8" draw:layer="layout" svg:width="4cm" svg:height="1.599cm" svg:x="9.38cm" svg:y="32.508cm">
          <draw:text-box>
            <text:p text:style-name="P7"><text:span text:style-name="T1">Calculate the difference between both years</text:span></text:p>
          </draw:text-box>
        </draw:frame>
        <draw:frame draw:style-name="gr21" draw:text-style-name="P8" xml:id="id33" draw:id="id33" draw:layer="layout" svg:width="2.303cm" svg:height="1.167cm" svg:x="13.85cm" svg:y="32.799cm">
          <draw:text-box>
            <text:p text:style-name="P7"><text:span text:style-name="T1">Append table</text:span></text:p>
          </draw:text-box>
        </draw:frame>
        <draw:frame draw:style-name="gr22" draw:text-style-name="P8" xml:id="id2" draw:id="id2" draw:layer="layout" svg:width="1.602cm" svg:height="0.777cm" svg:x="0.435cm" svg:y="33.249cm">
          <draw:text-box>
            <text:p text:style-name="P7"><text:span text:style-name="T1">Break</text:span></text:p>
          </draw:text-box>
        </draw:frame>
        <draw:frame draw:style-name="gr23" draw:text-style-name="P8" xml:id="id4" draw:id="id4" draw:layer="layout" svg:width="4cm" svg:height="1.167cm" svg:x="2.448cm" svg:y="29.462cm">
          <draw:text-box>
            <text:p text:style-name="P7"><text:span text:style-name="T1">Filter rows classified as “after”</text:span></text:p>
          </draw:text-box>
        </draw:frame>
        <draw:custom-shape draw:style-name="gr9" draw:text-style-name="P6" xml:id="id3" draw:id="id3" draw:layer="layout" svg:width="3.969cm" svg:height="1.572cm" svg:x="2.448cm" svg:y="31.424cm">
          <text:p text:style-name="P5"><text:span text:style-name="T1">if</text:span></text:p>
          <text:p text:style-name="P5"><text:span text:style-name="T2">nrow 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1" draw:id="id1" draw:layer="layout" svg:width="3.969cm" svg:height="1.572cm" svg:x="2.448cm" svg:y="34.414cm">
          <text:p text:style-name="P5"><text:span text:style-name="T1">if</text:span></text:p>
          <text:p text:style-name="P5"><text:span text:style-name="T2">no forest/agr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4.433cm" svg:y1="32.996cm" svg:x2="4.433cm" svg:y2="34.414cm" draw:start-shape="id3" draw:start-glue-point="6" draw:end-shape="id1" draw:end-glue-point="4" svg:d="M4433 32996v1418" svg:viewBox="0 0 1 1419">
          <text:p/>
        </draw:connector>
        <draw:frame draw:style-name="gr11" draw:text-style-name="P9" draw:layer="layout" svg:width="1.753cm" svg:height="0.684cm" svg:x="3.554cm" svg:y="33.367cm">
          <draw:text-box>
            <text:p><text:span text:style-name="T1">FALSE</text:span></text:p>
          </draw:text-box>
        </draw:frame>
        <draw:connector draw:style-name="gr1" draw:text-style-name="P1" draw:layer="layout" draw:line-skew="-0.428cm" svg:x1="3.555cm" svg:y1="36.672cm" svg:x2="1.167cm" svg:y2="11.73cm" draw:start-shape="id27" draw:start-glue-point="3" draw:end-shape="id28" draw:end-glue-point="5" svg:d="M3555 36672h-3317v-24942h929" svg:viewBox="0 0 3318 24943">
          <text:p/>
        </draw:connector>
        <draw:frame draw:style-name="gr13" draw:text-style-name="P10" draw:layer="layout" svg:width="1.62cm" svg:height="0.683cm" svg:x="0.536cm" svg:y="34.823cm">
          <draw:text-box>
            <text:p text:style-name="P3"><text:span text:style-name="T1">TRUE</text:span></text:p>
          </draw:text-box>
        </draw:frame>
        <draw:frame draw:style-name="gr11" draw:text-style-name="P9" xml:id="id27" draw:id="id27" draw:layer="layout" svg:width="1.753cm" svg:height="0.684cm" svg:x="3.555cm" svg:y="36.33cm">
          <draw:text-box>
            <text:p><text:span text:style-name="T1">FALSE</text:span></text:p>
          </draw:text-box>
        </draw:frame>
        <draw:frame draw:style-name="gr24" draw:text-style-name="P8" xml:id="id29" draw:id="id29" draw:layer="layout" svg:width="4cm" svg:height="1.167cm" svg:x="5.358cm" svg:y="38.462cm">
          <draw:text-box>
            <text:p text:style-name="P7"><text:span text:style-name="T1">Calculate auxiliary data</text:span></text:p>
          </draw:text-box>
        </draw:frame>
        <draw:frame draw:style-name="gr25" draw:text-style-name="P8" xml:id="id30" draw:id="id30" draw:layer="layout" svg:width="4cm" svg:height="1.599cm" svg:x="5.358cm" svg:y="40.844cm">
          <draw:text-box>
            <text:p text:style-name="P7"><text:span text:style-name="T1">Spatial join with municipalities polygons</text:span></text:p>
          </draw:text-box>
        </draw:frame>
        <draw:connector draw:style-name="gr1" draw:text-style-name="P1" draw:layer="layout" svg:x1="7.358cm" svg:y1="39.629cm" svg:x2="7.358cm" svg:y2="40.844cm" draw:start-shape="id29" draw:start-glue-point="2" draw:end-shape="id30" draw:end-glue-point="0" svg:d="M7358 39629v1215" svg:viewBox="0 0 1 1216">
          <text:p/>
        </draw:connector>
        <draw:connector draw:style-name="gr8" draw:text-style-name="P1" draw:layer="layout" svg:x1="16.259cm" svg:y1="0.745cm" svg:x2="9.358cm" svg:y2="41.643cm" draw:start-shape="id31" draw:start-glue-point="1" draw:end-shape="id30" draw:end-glue-point="1" svg:d="M16259 745h527v40898h-7428" svg:viewBox="0 0 7429 40899">
          <text:p/>
        </draw:connector>
        <draw:connector draw:style-name="gr2" draw:text-style-name="P1" draw:layer="layout" svg:x1="4.433cm" svg:y1="35.986cm" svg:x2="4.431cm" svg:y2="36.33cm" draw:start-shape="id1" draw:start-glue-point="6" draw:end-shape="id27" draw:end-glue-point="0" svg:d="M4433 35986v173h-2v171" svg:viewBox="0 0 3 345">
          <text:p/>
        </draw:connector>
        <draw:frame draw:style-name="gr13" draw:text-style-name="P10" draw:layer="layout" svg:width="1.62cm" svg:height="0.683cm" svg:x="0.536cm" svg:y="31.86cm">
          <draw:text-box>
            <text:p text:style-name="P3"><text:span text:style-name="T1">TRUE</text:span></text:p>
          </draw:text-box>
        </draw:frame>
        <draw:frame draw:style-name="gr26" draw:text-style-name="P8" xml:id="id32" draw:id="id32" draw:layer="layout" svg:width="2.303cm" svg:height="1.167cm" svg:x="13.851cm" svg:y="36.028cm">
          <draw:text-box>
            <text:p text:style-name="P7"><text:span text:style-name="T1">Append table</text:span></text:p>
          </draw:text-box>
        </draw:frame>
        <draw:connector draw:style-name="gr27" draw:text-style-name="P2" draw:layer="layout" svg:x1="15.002cm" svg:y1="36.028cm" svg:x2="15.001cm" svg:y2="33.966cm" draw:start-shape="id32" draw:start-glue-point="0" draw:end-shape="id33" draw:end-glue-point="2" svg:d="M15002 36028v-1031h-1v-1031" svg:viewBox="0 0 2 2063">
          <text:p/>
        </draw:connector>
        <draw:connector draw:style-name="gr28" draw:text-style-name="P1" draw:layer="layout" svg:x1="15.002cm" svg:y1="37.195cm" svg:x2="9.358cm" svg:y2="39.045cm" draw:start-shape="id32" draw:start-glue-point="2" draw:end-shape="id29" draw:end-glue-point="1" svg:d="M15002 37195v1850h-5644" svg:viewBox="0 0 5645 1851">
          <text:p/>
        </draw:connector>
        <draw:frame draw:style-name="gr4" draw:text-style-name="P4" xml:id="id34" draw:id="id34" draw:layer="layout" svg:width="2.81cm" svg:height="0.777cm" svg:x="7.805cm" svg:y="9.87cm">
          <draw:text-box>
            <text:p text:style-name="P3"><text:span text:style-name="T1">Mask subset</text:span></text:p>
          </draw:text-box>
        </draw:frame>
        <draw:connector draw:style-name="gr29" draw:text-style-name="P1" draw:layer="layout" svg:x1="10.615cm" svg:y1="10.258cm" svg:x2="15.001cm" svg:y2="32.799cm" draw:start-shape="id34" draw:start-glue-point="1" draw:end-shape="id33" draw:end-glue-point="0" svg:d="M10615 10258h4386v22541" svg:viewBox="0 0 4387 22542">
          <text:p/>
        </draw:connector>
        <draw:connector draw:style-name="gr29" draw:text-style-name="P1" draw:layer="layout" svg:x1="7.291cm" svg:y1="6.407cm" svg:x2="9.21cm" svg:y2="9.87cm" draw:start-shape="id17" draw:start-glue-point="2" draw:end-shape="id34" draw:end-glue-point="0" svg:d="M7291 6407v1732h1919v1731" svg:viewBox="0 0 1920 3464">
          <text:p/>
        </draw:connector>
        <draw:frame draw:style-name="gr30" draw:text-style-name="P8" xml:id="id35" draw:id="id35" draw:layer="layout" svg:width="4cm" svg:height="1.167cm" svg:x="5.358cm" svg:y="43.518cm">
          <draw:text-box>
            <text:p text:style-name="P7"><text:span text:style-name="T1">Export tables as parquet files</text:span></text:p>
          </draw:text-box>
        </draw:frame>
        <draw:connector draw:style-name="gr1" draw:text-style-name="P1" draw:layer="layout" svg:x1="7.358cm" svg:y1="42.443cm" svg:x2="7.358cm" svg:y2="43.518cm" draw:start-shape="id30" draw:start-glue-point="2" draw:end-shape="id35" draw:end-glue-point="0" svg:d="M7358 42443v1075" svg:viewBox="0 0 1 10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4:57:38.112753045</meta:creation-date>
    <dc:date>2021-02-17T07:38:40.780354635</dc:date>
    <meta:editing-duration>PT30M5S</meta:editing-duration>
    <meta:editing-cycles>7</meta:editing-cycles>
    <meta:generator>LibreOffice/6.4.6.2$Linux_X86_64 LibreOffice_project/40$Build-2</meta:generator>
    <meta:document-statistic meta:object-count="83"/>
  </office:meta>
</office:document-meta>
</file>